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Verdana" svg:font-family="Verdana,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mm" fo:margin-right="0mm" fo:orphans="2" fo:widows="2" fo:text-indent="0mm" style:auto-text-indent="false"/>
    </style:style>
    <style:style style:name="T1" style:family="text">
      <style:text-properties fo:font-variant="normal" fo:text-transform="none" fo:color="#000000" style:font-name="Verdana" fo:font-size="9pt" fo:letter-spacing="normal" fo:font-style="normal" fo:font-weight="normal"/>
    </style:style>
    <style:style style:name="T2" style:family="text">
      <style:text-properties fo:font-variant="normal" fo:text-transform="none" fo:color="#0060b7" style:text-line-through-style="none" style:text-line-through-type="none" style:font-name="Verdana" fo:font-size="9pt" fo:letter-spacing="normal" fo:font-style="normal" style:text-underline-style="none" fo:font-weight="normal"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anks! I hope you'll like the final visuals even more!</text:span><text:line-break/><text:line-break/><text:span text:style-name="T1">Update 1</text:span><text:line-break/><text:span text:style-name="T1">I have worked a little with the Croc's movement, the physics of its body. Earlier I've mainly been working with the path finding, now I'm moving over to how it will animate when following those paths. Cleaned up a few situations where it would get stuck, and made it so that if it is, for some reason, cornered in a dead end it will swallow its pride and slowly and awkwardly back out again. Also identified a... path finding error... -.- Will get to that later.</text:span><text:line-break/><text:line-break/><text:span text:style-name="T1">Another three hours or so I've spent struggling with the eldrich horrors of recording, trimming and cropping a little gameplay video.</text:span><text:line-break/><text:line-break/><text:span text:style-name="T1">This seems to be in the same category as printers, a seemingly menial task that for some unknown reason coheres with an undescribable, inherent blind spot in human engineering, making it about a bazillion times as difficult as it has to be. Nothing can ever, under any circumstances, just simply work... Well, I'm out of patience, maybe tomorrow there will be a vid.</text:span> </text:p>
      <text:p text:style-name="P1"/>
      <text:p text:style-name="P1"><text:span text:style-name="T1">Haha! Yeah, the idea is that a food chain of three is the smallest possible where one unit can be both hunting and hunted, making for an interesting situation for the player. I could possibly make the other units playable as well, but, as you said, the gameplay as those would be more one-sided. Creature B can't really be computer controlled though, download the prototype to see for yourself why... Way too complicated movement for an AI to handle :O</text:span><text:line-break/><text:line-break/><text:span text:style-name="T1">I was also thinking about some plant or something for creature A... Stick around and we'll see what happens!</text:span><text:line-break/><text:line-break/><text:span text:style-name="T1">Update 2</text:span><text:line-break/><text:span text:style-name="T1">Made the speed of the croc variable, across different sub-species and different terrains. For example, one could be a quick runner but a slow climber, while another one has other stats. Gravity now affects the croc, and its body has some substance so that the body parts won't collapse into themselves (as much). Path finding seems to be working nicely now, I haven't seen it getting stuck for a while. What needs work though is the behaviour when it's thinking about a path but doesn't have one yet, it should probably slow down while thinking stuff over instead of rushing around at random.</text:span> </text:p>
      <text:p text:style-name="P1"/>
      <text:p text:style-name="P1"/>
      <text:p text:style-name="P1"/>
      <text:p text:style-name="P1"><text:span text:style-name="T1">Working on a video! Just that screen recording software is such a damn hassle ... Here's a horrible little video for you in the meantime: </text:span><text:a xlink:type="simple" xlink:href="https://web.archive.org/web/20131025100648/http://www.youtube.com/watch?v=FbAhRjsXBko&amp;feature=youtu.be" office:target-frame-name="_blank" xlink:show="new" text:style-name="Internet_20_link" text:visited-style-name="Visited_20_Internet_20_Link"><text:span text:style-name="T2">http://www.youtube.com/watch?v=FbAhRjsXBko&amp;feature=youtu.be</text:span></text:a><text:line-break/><text:span text:style-name="T1">(Silent, no need to pause your music!)</text:span><text:line-break/><text:line-break/><text:span text:style-name="T1">Jay Tholen, been thinking about stuff like that as well, such as a chain or ring on the wall that's grabable... Stuff like this is fairly easy and fun for me to add, so there'll likely be some more stuff like that in there eventually!</text:span><text:line-break/><text:line-break/><text:span text:style-name="T1">Thought I'd do a super quick overview on "no reverse path finding", if someone else would be in a similar situation. It's an overview of the genereal idea, not a step-by-step how-to, but if someone wants more detail I'll provide it!</text:span><text:line-break/><text:line-break/><text:span text:style-name="T1">So this is how most path finding works:</text:span><text:line-break/><text:line-break/><text:span text:style-name="T1">The red dot wants to get to the green dot. You start at the goal, and make a "bucket fill" outwards, and for every step you save how many steps that specific tile is from the green dot. Once you reach the red dot, it can follow the path by each frame moving to the neighbour with the lowest score. An A* is basically the same thing, but you check tiles that are in the right general direction first instead of spreading out equally in all directions, making for a more quickly found path in most situations. This is of course an entire field of science, and there's much to read on it out there.</text:span><text:line-break/><text:line-break/><text:span text:style-name="T1">In my situation, however, the red unit is not supposed to be able to move backwards. That's OK in most situations, but what if the goal is behind it? In some situations it might be able to "walk around the block" and reach the goal from behind, you could create such a solution by simply blocking the tile behind the red dot (treating it as a wall) and going at it with the conventional method. Eventually the spreading numbers would reach the tile directly in front of the red dot, and it would be able to make a lap around </text:span><text:soft-page-break/><text:span text:style-name="T1">and get to the green dot.</text:span><text:line-break/><text:line-break/><text:span text:style-name="T1">If this is not possible, then? Say, for example, that the green dot is behind the red dot, and the red dot is facing a corridor that's later widening up enough for it to turn around. In this situation it should go forward, turn, and then pass over its old position again to reach the green dot. Tricky!</text:span><text:line-break/><text:line-break/><text:span text:style-name="T1">The trick is to divide every tile, one sub-tile for each direction. This means that a tile can have one value in one direction, and another in another direction, like this:</text:span><text:line-break/><text:line-break/><text:span text:style-name="T1">The red dot's start tile is very close to the goal if facing left (2 steps away) but very far from the goal if facing right (10 steps).</text:span><text:line-break/><text:line-break/><text:span text:style-name="T1">Look closely at the green numbers and you can see in what pattern they spread. According to this pattern every sub-tile will have a value that is one less than the tile it's pointing towards. That's because when the numbers spread to a new tile they spread to the subtile that's pointing backwads to where they spread from. If that makes any sense... Just look at the numbers ;P</text:span><text:line-break/><text:line-break/><text:span text:style-name="T1">When the red dot is in a specific tile it doesn't ask the neighbours for their values, instead it asks the sub-tiles. It does not, however, ask for the sub-tile that indicates a direction opposite to its own. This means it has three options every frame: forward, left or right, but not reverse. Then it just moves in the direction with the lowest value, exactly like the standard solution up there.</text:span><text:line-break/><text:line-break/><text:span text:style-name="T1">Voila, you have a behaviour where the path finding will intelligently either "walk around the block" or find its way to the closest turning point and back, depending on what's more efficient, shorter or otherwise preferable.</text:span><text:line-break/><text:line-break/><text:span text:style-name="T1">In my game this is meant to create some fun and interesting situations. One such might be that you jump over a croc, but the croc runs forward, climbs up on something, climbs out to directly above you, then drops down on you. Another scenario could be that the croc has momentum and can't stop, so it runs into a narrow corridor where it has to solve a little maze looking for a turning place or another way out, to get at you again.</text:span><text:line-break/><text:line-break/><text:span text:style-name="T1">Hopefully this will make the game play more interesting! Let me tell you, it has to be real good to be worth it... The example above is very theoretical, doing the same thing in a more "real" (complex, that is) environment has been... Try it out if you like a challenge!</text:spa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Verdana" svg:font-family="Verdana,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6.2$Windows_X86_64 LibreOffice_project/0ce51a4fd21bff07a5c061082cc82c5ed232f115</meta:generator>
    <dc:date>2021-02-27T20:12:09.533000000</dc:date>
    <meta:editing-duration>PT7M50S</meta:editing-duration>
    <meta:editing-cycles>3</meta:editing-cycles>
    <meta:document-statistic meta:table-count="0" meta:image-count="0" meta:object-count="0" meta:page-count="2" meta:paragraph-count="3" meta:word-count="1162" meta:character-count="6423" meta:non-whitespace-character-count="5243"/>
  </office:meta>
</office:document-meta>
</file>